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1C000000E25A36465F51948DB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1pt" officeooo:rsid="0000a7e3" officeooo:paragraph-rsid="0000a7e3" style:font-size-asian="18.3500003814697pt" style:font-size-complex="2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15</text:p>
      <text:p text:style-name="P1"><draw:frame draw:style-name="fr1" draw:name="Image1" text:anchor-type="char" svg:x="-0.423cm" svg:y="1.429cm" svg:width="17cm" svg:height="5.115cm" draw:z-index="0"><draw:image xlink:href="Pictures/100000010000041C000000E25A36465F51948DB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4T20:00:49.750212910</meta:creation-date>
    <dc:date>2023-10-24T20:01:35.470383064</dc:date>
    <meta:editing-duration>PT50S</meta:editing-duration>
    <meta:editing-cycles>1</meta:editing-cycles>
    <meta:document-statistic meta:table-count="0" meta:image-count="1" meta:object-count="0" meta:page-count="1" meta:paragraph-count="1" meta:word-count="2" meta:character-count="13" meta:non-whitespace-character-count="12"/>
    <meta:generator>LibreOffice/7.3.7.2$Linux_X86_64 LibreOffice_project/30$Build-2</meta:generator>
  </office:meta>
</office:document-meta>
</file>